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D97763D3104DBD45B8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180" officeooo:paragraph-rsid="001af180"/>
    </style:style>
    <style:style style:name="P2" style:family="paragraph" style:parent-style-name="Standard">
      <style:text-properties officeooo:rsid="001af180" officeooo:paragraph-rsid="001af1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ribir el html y css para obtener una página web como la siguiente imagen:</text:p>
      <text:p text:style-name="P1"><draw:frame draw:style-name="fr1" draw:name="Imagen1" text:anchor-type="paragraph" svg:width="15.875cm" svg:height="12.515cm" draw:z-index="0"><draw:image xlink:href="Pictures/1000000000000258000001D97763D3104DBD45B8.gif" xlink:type="simple" xlink:show="embed" xlink:actuate="onLoad" loext:mime-type="image/gif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9:42:05.306251329</meta:creation-date>
    <dc:date>2019-06-20T09:54:55.817898202</dc:date>
    <meta:editing-duration>PT10M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4" meta:character-count="76" meta:non-whitespace-character-count="63"/>
  </office:meta>
</office:document-meta>
</file>